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9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number-columns-repeated="5"/>
          <table:table-cell table:style-name="Default"/>
          <table:table-cell table:number-columns-repeated="14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XV" calcext:value-type="string">
            <text:p>formatMvt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N" calcext:value-type="string">
            <text:p>N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XV" calcext:value-type="string">
            <text:p>formatMvtI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XV" calcext:value-type="string">
            <text:p>formatMvtII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table:number-columns-repeated="7"/>
          <table:table-cell table:number-columns-repeated="133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</table:table-row>
        <table:table-row table:style-name="ro1">
          <table:table-cell table:number-columns-repeated="6"/>
          <table:table-cell table:style-name="Default" table:formula="of:=[.L16]&amp;&quot; = {&quot;" office:value-type="string" office:string-value="formatMvtIVoiceXV = {" calcext:value-type="string">
            <text:p>formatMvtIVoiceX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K$4:.$K$101];[.A22]));&quot;&quot;;SMALL([.$K$4:.$K$101];[.A22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>
            <text:p/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K$4:.$K$101];[.A23]));&quot;&quot;;SMALL([.$K$4:.$K$101];[.A23]))" office:value-type="float" office:value="1" calcext:value-type="float">
            <text:p>1</text:p>
          </table:table-cell>
          <table:table-cell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5" calcext:value-type="float">
            <text:p>25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>
            <text:p/>
          </table:table-cell>
          <table:table-cell table:style-name="ce12" table:formula="of:=IF(INDEX([.$S23:.$ET23];MATCH([.$B$7];[.$S$1:.$ET$1];0)+[.N$1])=&quot;&quot;;&quot;&quot;;INDEX([.$S23:.$ET23];MATCH([.$B$7];[.$S$1:.$ET$1];0)+[.N$1]))">
            <text:p/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33" calcext:value-type="float">
            <text:p>33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K$4:.$K$101];[.A24]));&quot;&quot;;SMALL([.$K$4:.$K$101];[.A24]))" office:value-type="float" office:value="25" calcext:value-type="float">
            <text:p>25</text:p>
          </table:table-cell>
          <table:table-cell table:style-name="ce2"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3" calcext:value-type="float">
            <text:p>53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>
            <text:p/>
          </table:table-cell>
          <table:table-cell table:style-name="ce12" table:formula="of:=IF(INDEX([.$S24:.$ET24];MATCH([.$B$7];[.$S$1:.$ET$1];0)+[.N$1])=&quot;&quot;;&quot;&quot;;INDEX([.$S24:.$ET24];MATCH([.$B$7];[.$S$1:.$ET$1];0)+[.N$1]))">
            <text:p/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3" calcext:value-type="float">
            <text:p>43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K$4:.$K$101];[.A25]));&quot;&quot;;SMALL([.$K$4:.$K$101];[.A25]))" office:value-type="float" office:value="53" calcext:value-type="float">
            <text:p>53</text:p>
          </table:table-cell>
          <table:table-cell table:style-name="ce2"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9" calcext:value-type="float">
            <text:p>59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>
            <text:p/>
          </table:table-cell>
          <table:table-cell table:style-name="ce12" table:formula="of:=IF(INDEX([.$S25:.$ET25];MATCH([.$B$7];[.$S$1:.$ET$1];0)+[.N$1])=&quot;&quot;;&quot;&quot;;INDEX([.$S25:.$ET25];MATCH([.$B$7];[.$S$1:.$ET$1];0)+[.N$1]))">
            <text:p/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5" calcext:value-type="float">
            <text:p>55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K$4:.$K$101];[.A26]));&quot;&quot;;SMALL([.$K$4:.$K$101];[.A26]))" office:value-type="float" office:value="59" calcext:value-type="float">
            <text:p>59</text:p>
          </table:table-cell>
          <table:table-cell table:style-name="ce2" table:formula="of:=IF([.B26]=&quot;&quot;;&quot;&quot;;[.B26]-[.B25])" office:value-type="float" office:value="6" calcext:value-type="float">
            <text:p>6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92" calcext:value-type="float">
            <text:p>92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>
            <text:p/>
          </table:table-cell>
          <table:table-cell table:style-name="ce12" table:formula="of:=IF(INDEX([.$S26:.$ET26];MATCH([.$B$7];[.$S$1:.$ET$1];0)+[.N$1])=&quot;&quot;;&quot;&quot;;INDEX([.$S26:.$ET26];MATCH([.$B$7];[.$S$1:.$ET$1];0)+[.N$1]))">
            <text:p/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5" calcext:value-type="float">
            <text:p>85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K$4:.$K$101];[.A27]));&quot;&quot;;SMALL([.$K$4:.$K$101];[.A27]))" office:value-type="float" office:value="92" calcext:value-type="float">
            <text:p>92</text:p>
          </table:table-cell>
          <table:table-cell table:style-name="ce2" table:formula="of:=IF([.B27]=&quot;&quot;;&quot;&quot;;[.B27]-[.B26])" office:value-type="float" office:value="33" calcext:value-type="float">
            <text:p>33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33 \break" calcext:value-type="string">
            <text:p>s1*33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98" calcext:value-type="float">
            <text:p>98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110" calcext:value-type="float">
            <text:p>110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K$4:.$K$101];[.A28]));&quot;&quot;;SMALL([.$K$4:.$K$101];[.A28]))" office:value-type="float" office:value="98" calcext:value-type="float">
            <text:p>98</text:p>
          </table:table-cell>
          <table:table-cell table:style-name="ce2" table:formula="of:=IF([.B28]=&quot;&quot;;&quot;&quot;;[.B28]-[.B27])" office:value-type="float" office:value="6" calcext:value-type="float">
            <text:p>6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145" calcext:value-type="float">
            <text:p>145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19" calcext:value-type="float">
            <text:p>119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ISERR(SMALL([.$K$4:.$K$101];[.A29]));&quot;&quot;;SMALL([.$K$4:.$K$101];[.A29]))" office:value-type="float" office:value="145" calcext:value-type="float">
            <text:p>145</text:p>
          </table:table-cell>
          <table:table-cell table:style-name="ce2" table:formula="of:=IF([.B29]=&quot;&quot;;&quot;&quot;;[.B29]-[.B28])" office:value-type="float" office:value="47" calcext:value-type="float">
            <text:p>47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47 \break" calcext:value-type="string">
            <text:p>s1*47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199" calcext:value-type="float">
            <text:p>19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84" calcext:value-type="float">
            <text:p>184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K$4:.$K$101];[.A30]));&quot;&quot;;SMALL([.$K$4:.$K$101];[.A30]))" office:value-type="float" office:value="199" calcext:value-type="float">
            <text:p>199</text:p>
          </table:table-cell>
          <table:table-cell table:style-name="ce2" table:formula="of:=IF([.B30]=&quot;&quot;;&quot;&quot;;[.B30]-[.B29])" office:value-type="float" office:value="54" calcext:value-type="float">
            <text:p>54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54 \break" calcext:value-type="string">
            <text:p>s1*54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215" calcext:value-type="float">
            <text:p>215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209" calcext:value-type="float">
            <text:p>209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K$4:.$K$101];[.A31]));&quot;&quot;;SMALL([.$K$4:.$K$101];[.A31]))" office:value-type="float" office:value="215" calcext:value-type="float">
            <text:p>215</text:p>
          </table:table-cell>
          <table:table-cell table:style-name="ce2" table:formula="of:=IF([.B31]=&quot;&quot;;&quot;&quot;;[.B31]-[.B30])" office:value-type="float" office:value="16" calcext:value-type="float">
            <text:p>16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262" calcext:value-type="float">
            <text:p>262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219" calcext:value-type="float">
            <text:p>219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K$4:.$K$101];[.A32]));&quot;&quot;;SMALL([.$K$4:.$K$101];[.A32]))" office:value-type="float" office:value="262" calcext:value-type="float">
            <text:p>262</text:p>
          </table:table-cell>
          <table:table-cell table:style-name="ce2" table:formula="of:=IF([.B32]=&quot;&quot;;&quot;&quot;;[.B32]-[.B31])" office:value-type="float" office:value="47" calcext:value-type="float">
            <text:p>4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47 \break" calcext:value-type="string">
            <text:p>s1*4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278" calcext:value-type="float">
            <text:p>278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236" calcext:value-type="float">
            <text:p>236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K$4:.$K$101];[.A33]));&quot;&quot;;SMALL([.$K$4:.$K$101];[.A33]))" office:value-type="float" office:value="278" calcext:value-type="float">
            <text:p>278</text:p>
          </table:table-cell>
          <table:table-cell table:style-name="ce2" table:formula="of:=IF([.B33]=&quot;&quot;;&quot;&quot;;[.B33]-[.B32])" office:value-type="float" office:value="16" calcext:value-type="float">
            <text:p>16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314" calcext:value-type="float">
            <text:p>314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pb" calcext:value-type="string">
            <text:p>p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257" calcext:value-type="float">
            <text:p>257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K$4:.$K$101];[.A34]));&quot;&quot;;SMALL([.$K$4:.$K$101];[.A34]))" office:value-type="float" office:value="314" calcext:value-type="float">
            <text:p>314</text:p>
          </table:table-cell>
          <table:table-cell table:style-name="ce2" table:formula="of:=IF([.B34]=&quot;&quot;;&quot;&quot;;[.B34]-[.B33])" office:value-type="float" office:value="36" calcext:value-type="float">
            <text:p>36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pb" calcext:value-type="string">
            <text:p>p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36 \pageBreak" calcext:value-type="string">
            <text:p>s1*36 \page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367" calcext:value-type="float">
            <text:p>367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b" calcext:value-type="string">
            <text:p>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66" calcext:value-type="float">
            <text:p>26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K$4:.$K$101];[.A35]));&quot;&quot;;SMALL([.$K$4:.$K$101];[.A35]))" office:value-type="float" office:value="367" calcext:value-type="float">
            <text:p>367</text:p>
          </table:table-cell>
          <table:table-cell table:style-name="ce2" table:formula="of:=IF([.B35]=&quot;&quot;;&quot;&quot;;[.B35]-[.B34])" office:value-type="float" office:value="53" calcext:value-type="float">
            <text:p>5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b" calcext:value-type="string">
            <text:p>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53 \break" calcext:value-type="string">
            <text:p>s1*53 \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375" calcext:value-type="float">
            <text:p>375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97" calcext:value-type="float">
            <text:p>297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K$4:.$K$101];[.A36]));&quot;&quot;;SMALL([.$K$4:.$K$101];[.A36]))" office:value-type="float" office:value="375" calcext:value-type="float">
            <text:p>375</text:p>
          </table:table-cell>
          <table:table-cell table:style-name="ce2" table:formula="of:=IF([.B36]=&quot;&quot;;&quot;&quot;;[.B36]-[.B35])" office:value-type="float" office:value="8" calcext:value-type="float">
            <text:p>8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381" calcext:value-type="float">
            <text:p>38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330" calcext:value-type="float">
            <text:p>330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8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K$4:.$K$101];[.A37]));&quot;&quot;;SMALL([.$K$4:.$K$101];[.A37]))" office:value-type="float" office:value="381" calcext:value-type="float">
            <text:p>381</text:p>
          </table:table-cell>
          <table:table-cell table:style-name="ce2" table:formula="of:=IF([.B37]=&quot;&quot;;&quot;&quot;;[.B37]-[.B36])" office:value-type="float" office:value="6" calcext:value-type="float">
            <text:p>6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390" calcext:value-type="float">
            <text:p>390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>
            <text:p/>
          </table:table-cell>
          <table:table-cell table:style-name="ce20" table:formula="of:=IF(INDEX([.$S37:.$ET37];MATCH([.$B$7];[.$S$1:.$ET$1];0)+[.P$1])=&quot;&quot;;&quot;&quot;;INDEX([.$S37:.$ET37];MATCH([.$B$7];[.$S$1:.$ET$1];0)+[.P$1])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K$4:.$K$101];[.A38]));&quot;&quot;;SMALL([.$K$4:.$K$101];[.A38]))" office:value-type="float" office:value="390" calcext:value-type="float">
            <text:p>390</text:p>
          </table:table-cell>
          <table:table-cell table:style-name="ce2" table:formula="of:=IF([.B38]=&quot;&quot;;&quot;&quot;;[.B38]-[.B37])" office:value-type="float" office:value="9" calcext:value-type="float">
            <text:p>9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395" calcext:value-type="float">
            <text:p>395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>
            <text:p/>
          </table:table-cell>
          <table:table-cell table:style-name="ce20" table:formula="of:=IF(INDEX([.$S38:.$ET38];MATCH([.$B$7];[.$S$1:.$ET$1];0)+[.P$1])=&quot;&quot;;&quot;&quot;;INDEX([.$S38:.$ET38];MATCH([.$B$7];[.$S$1:.$ET$1];0)+[.P$1])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K$4:.$K$101];[.A39]));&quot;&quot;;SMALL([.$K$4:.$K$101];[.A39]))" office:value-type="float" office:value="395" calcext:value-type="float">
            <text:p>395</text:p>
          </table:table-cell>
          <table:table-cell table:style-name="ce2" table:formula="of:=IF([.B39]=&quot;&quot;;&quot;&quot;;[.B39]-[.B38])" office:value-type="float" office:value="5" calcext:value-type="float">
            <text:p>5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423" calcext:value-type="float">
            <text:p>423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>
            <text:p/>
          </table:table-cell>
          <table:table-cell table:style-name="ce20" table:formula="of:=IF(INDEX([.$S39:.$ET39];MATCH([.$B$7];[.$S$1:.$ET$1];0)+[.P$1])=&quot;&quot;;&quot;&quot;;INDEX([.$S39:.$ET39];MATCH([.$B$7];[.$S$1:.$ET$1];0)+[.P$1])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K$4:.$K$101];[.A40]));&quot;&quot;;SMALL([.$K$4:.$K$101];[.A40]))" office:value-type="float" office:value="423" calcext:value-type="float">
            <text:p>423</text:p>
          </table:table-cell>
          <table:table-cell table:style-name="ce2" table:formula="of:=IF([.B40]=&quot;&quot;;&quot;&quot;;[.B40]-[.B39])" office:value-type="float" office:value="28" calcext:value-type="float">
            <text:p>28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>
            <text:p/>
          </table:table-cell>
          <table:table-cell table:style-name="ce12" table:formula="of:=IF(INDEX([.$S40:.$ET40];MATCH([.$B$7];[.$S$1:.$ET$1];0)+[.L$1])=&quot;&quot;;&quot;&quot;;INDEX([.$S40:.$ET40];MATCH([.$B$7];[.$S$1:.$ET$1];0)+[.L$1]))">
            <text:p/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>
            <text:p/>
          </table:table-cell>
          <table:table-cell table:style-name="ce20" table:formula="of:=IF(INDEX([.$S40:.$ET40];MATCH([.$B$7];[.$S$1:.$ET$1];0)+[.P$1])=&quot;&quot;;&quot;&quot;;INDEX([.$S40:.$ET40];MATCH([.$B$7];[.$S$1:.$ET$1];0)+[.P$1])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K$4:.$K$101];[.A41]));&quot;&quot;;SMALL([.$K$4:.$K$101];[.A41]))" office:value-type="float" office:value="432" calcext:value-type="float">
            <text:p>432</text:p>
          </table:table-cell>
          <table:table-cell table:style-name="ce2" table:formula="of:=IF([.B41]=&quot;&quot;;&quot;&quot;;[.B41]-[.B40])" office:value-type="float" office:value="9" calcext:value-type="float">
            <text:p>9</text:p>
          </table:table-cell>
          <table:table-cell table:formula="of:=IF([.B41]=&quot;&quot;;&quot;&quot;;IF(ISNUMBER(MATCH([.B41];[.$K$4:.$K$11];0));&quot;&quot;;INDEX([.$L$22:.$L$101];MATCH([.B41];[.$K$22:.$K$101];1))))">
            <text:p/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>
            <text:p/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>
            <text:p/>
          </table:table-cell>
          <table:table-cell table:style-name="ce12" table:formula="of:=IF(INDEX([.$S41:.$ET41];MATCH([.$B$7];[.$S$1:.$ET$1];0)+[.L$1])=&quot;&quot;;&quot;&quot;;INDEX([.$S41:.$ET41];MATCH([.$B$7];[.$S$1:.$ET$1];0)+[.L$1]))">
            <text:p/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>
            <text:p/>
          </table:table-cell>
          <table:table-cell table:style-name="ce20" table:formula="of:=IF(INDEX([.$S41:.$ET41];MATCH([.$B$7];[.$S$1:.$ET$1];0)+[.P$1])=&quot;&quot;;&quot;&quot;;INDEX([.$S41:.$ET41];MATCH([.$B$7];[.$S$1:.$ET$1];0)+[.P$1])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8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K$4:.$K$101];[.A42]));&quot;&quot;;SMALL([.$K$4:.$K$101];[.A42]))">
            <text:p/>
          </table:table-cell>
          <table:table-cell table:style-name="ce2" table:formula="of:=IF([.B42]=&quot;&quot;;&quot;&quot;;[.B42]-[.B41])">
            <text:p/>
          </table:table-cell>
          <table:table-cell table:formula="of:=IF([.B42]=&quot;&quot;;&quot;&quot;;IF(ISNUMBER(MATCH([.B42];[.$K$4:.$K$11];0));&quot;&quot;;INDEX([.$L$22:.$L$101];MATCH([.B42];[.$K$22:.$K$101];1))))">
            <text:p/>
          </table:table-cell>
          <table:table-cell table:formula="of:=IF([.B42]=&quot;&quot;;&quot;&quot;;IF([.B41]&lt;[.$K$4];INDEX([.$L$4:.$L$11];MATCH([.B41];[.$K$4:.$K$11];-1));INDEX([.$L$4:.$L$11];MATCH([.B41];[.$K$4:.$K$11];1))))">
            <text:p/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>
            <text:p/>
          </table:table-cell>
          <table:table-cell table:formula="of:=IF([.B42]=&quot;&quot;;&quot;&quot;;IF([.$K$16]=&quot;Y&quot;;IF([.C42]=0;&quot; &quot;&amp;[.F42];[.E42]&amp;&quot;*&quot;&amp;[.C42]&amp;&quot; &quot;&amp;[.F42]);&quot;&quot;))">
            <text:p/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>
            <text:p/>
          </table:table-cell>
          <table:table-cell table:style-name="ce12" table:formula="of:=IF(INDEX([.$S42:.$ET42];MATCH([.$B$7];[.$S$1:.$ET$1];0)+[.L$1])=&quot;&quot;;&quot;&quot;;INDEX([.$S42:.$ET42];MATCH([.$B$7];[.$S$1:.$ET$1];0)+[.L$1]))">
            <text:p/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>
            <text:p/>
          </table:table-cell>
          <table:table-cell table:style-name="ce20" table:formula="of:=IF(INDEX([.$S42:.$ET42];MATCH([.$B$7];[.$S$1:.$ET$1];0)+[.P$1])=&quot;&quot;;&quot;&quot;;INDEX([.$S42:.$ET42];MATCH([.$B$7];[.$S$1:.$ET$1];0)+[.P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K$4:.$K$101];[.A43]));&quot;&quot;;SMALL([.$K$4:.$K$101];[.A43]))">
            <text:p/>
          </table:table-cell>
          <table:table-cell table:style-name="ce2" table:formula="of:=IF([.B43]=&quot;&quot;;&quot;&quot;;[.B43]-[.B42])">
            <text:p/>
          </table:table-cell>
          <table:table-cell table:formula="of:=IF([.B43]=&quot;&quot;;&quot;&quot;;IF(ISNUMBER(MATCH([.B43];[.$K$4:.$K$11];0));&quot;&quot;;INDEX([.$L$22:.$L$101];MATCH([.B43];[.$K$22:.$K$101];1))))">
            <text:p/>
          </table:table-cell>
          <table:table-cell table:formula="of:=IF([.B43]=&quot;&quot;;&quot;&quot;;IF([.B42]&lt;[.$K$4];INDEX([.$L$4:.$L$11];MATCH([.B42];[.$K$4:.$K$11];-1));INDEX([.$L$4:.$L$11];MATCH([.B42];[.$K$4:.$K$11];1))))">
            <text:p/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>
            <text:p/>
          </table:table-cell>
          <table:table-cell table:formula="of:=IF([.B43]=&quot;&quot;;&quot;&quot;;IF([.$K$16]=&quot;Y&quot;;IF([.C43]=0;&quot; &quot;&amp;[.F43];[.E43]&amp;&quot;*&quot;&amp;[.C43]&amp;&quot; &quot;&amp;[.F43]);&quot;&quot;))">
            <text:p/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>
            <text:p/>
          </table:table-cell>
          <table:table-cell table:style-name="ce12" table:formula="of:=IF(INDEX([.$S43:.$ET43];MATCH([.$B$7];[.$S$1:.$ET$1];0)+[.L$1])=&quot;&quot;;&quot;&quot;;INDEX([.$S43:.$ET43];MATCH([.$B$7];[.$S$1:.$ET$1];0)+[.L$1]))">
            <text:p/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>
            <text:p/>
          </table:table-cell>
          <table:table-cell table:style-name="ce20" table:formula="of:=IF(INDEX([.$S43:.$ET43];MATCH([.$B$7];[.$S$1:.$ET$1];0)+[.P$1])=&quot;&quot;;&quot;&quot;;INDEX([.$S43:.$ET43];MATCH([.$B$7];[.$S$1:.$ET$1];0)+[.P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8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K$4:.$K$101];[.A44]));&quot;&quot;;SMALL([.$K$4:.$K$101];[.A44]))">
            <text:p/>
          </table:table-cell>
          <table:table-cell table:style-name="ce2" table:formula="of:=IF([.B44]=&quot;&quot;;&quot;&quot;;[.B44]-[.B43])">
            <text:p/>
          </table:table-cell>
          <table:table-cell table:formula="of:=IF([.B44]=&quot;&quot;;&quot;&quot;;IF(ISNUMBER(MATCH([.B44];[.$K$4:.$K$11];0));&quot;&quot;;INDEX([.$L$22:.$L$101];MATCH([.B44];[.$K$22:.$K$101];1))))">
            <text:p/>
          </table:table-cell>
          <table:table-cell table:formula="of:=IF([.B44]=&quot;&quot;;&quot;&quot;;IF([.B43]&lt;[.$K$4];INDEX([.$L$4:.$L$11];MATCH([.B43];[.$K$4:.$K$11];-1));INDEX([.$L$4:.$L$11];MATCH([.B43];[.$K$4:.$K$11];1))))">
            <text:p/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>
            <text:p/>
          </table:table-cell>
          <table:table-cell table:formula="of:=IF([.B44]=&quot;&quot;;&quot;&quot;;IF([.$K$16]=&quot;Y&quot;;IF([.C44]=0;&quot; &quot;&amp;[.F44];[.E44]&amp;&quot;*&quot;&amp;[.C44]&amp;&quot; &quot;&amp;[.F44]);&quot;&quot;))">
            <text:p/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>
            <text:p/>
          </table:table-cell>
          <table:table-cell table:style-name="ce12" table:formula="of:=IF(INDEX([.$S44:.$ET44];MATCH([.$B$7];[.$S$1:.$ET$1];0)+[.L$1])=&quot;&quot;;&quot;&quot;;INDEX([.$S44:.$ET44];MATCH([.$B$7];[.$S$1:.$ET$1];0)+[.L$1]))">
            <text:p/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K$4:.$K$101];[.A45]));&quot;&quot;;SMALL([.$K$4:.$K$101];[.A45]))">
            <text:p/>
          </table:table-cell>
          <table:table-cell table:style-name="ce2" table:formula="of:=IF([.B45]=&quot;&quot;;&quot;&quot;;[.B45]-[.B44])">
            <text:p/>
          </table:table-cell>
          <table:table-cell table:formula="of:=IF([.B45]=&quot;&quot;;&quot;&quot;;IF(ISNUMBER(MATCH([.B45];[.$K$4:.$K$11];0));&quot;&quot;;INDEX([.$L$22:.$L$101];MATCH([.B45];[.$K$22:.$K$101];1))))">
            <text:p/>
          </table:table-cell>
          <table:table-cell table:formula="of:=IF([.B45]=&quot;&quot;;&quot;&quot;;IF([.B44]&lt;[.$K$4];INDEX([.$L$4:.$L$11];MATCH([.B44];[.$K$4:.$K$11];-1));INDEX([.$L$4:.$L$11];MATCH([.B44];[.$K$4:.$K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>
            <text:p/>
          </table:table-cell>
          <table:table-cell table:formula="of:=IF([.B45]=&quot;&quot;;&quot;&quot;;IF([.$K$16]=&quot;Y&quot;;IF([.C45]=0;&quot; &quot;&amp;[.F45];[.E45]&amp;&quot;*&quot;&amp;[.C45]&amp;&quot; &quot;&amp;[.F45]);&quot;&quot;))">
            <text:p/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>
            <text:p/>
          </table:table-cell>
          <table:table-cell table:style-name="ce12" table:formula="of:=IF(INDEX([.$S45:.$ET45];MATCH([.$B$7];[.$S$1:.$ET$1];0)+[.L$1])=&quot;&quot;;&quot;&quot;;INDEX([.$S45:.$ET45];MATCH([.$B$7];[.$S$1:.$ET$1];0)+[.L$1]))">
            <text:p/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K$4:.$K$101];[.A46]));&quot;&quot;;SMALL([.$K$4:.$K$101];[.A46]))">
            <text:p/>
          </table:table-cell>
          <table:table-cell table:style-name="ce2" table:formula="of:=IF([.B46]=&quot;&quot;;&quot;&quot;;[.B46]-[.B45])">
            <text:p/>
          </table:table-cell>
          <table:table-cell table:formula="of:=IF([.B46]=&quot;&quot;;&quot;&quot;;IF(ISNUMBER(MATCH([.B46];[.$K$4:.$K$11];0));&quot;&quot;;INDEX([.$L$22:.$L$101];MATCH([.B46];[.$K$22:.$K$101];1))))">
            <text:p/>
          </table:table-cell>
          <table:table-cell table:formula="of:=IF([.B46]=&quot;&quot;;&quot;&quot;;IF([.B45]&lt;[.$K$4];INDEX([.$L$4:.$L$11];MATCH([.B45];[.$K$4:.$K$11];-1));INDEX([.$L$4:.$L$11];MATCH([.B45];[.$K$4:.$K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>
            <text:p/>
          </table:table-cell>
          <table:table-cell table:formula="of:=IF([.B46]=&quot;&quot;;&quot;&quot;;IF([.$K$16]=&quot;Y&quot;;IF([.C46]=0;&quot; &quot;&amp;[.F46];[.E46]&amp;&quot;*&quot;&amp;[.C46]&amp;&quot; &quot;&amp;[.F46]);&quot;&quot;))">
            <text:p/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>
            <text:p/>
          </table:table-cell>
          <table:table-cell table:style-name="ce12" table:formula="of:=IF(INDEX([.$S46:.$ET46];MATCH([.$B$7];[.$S$1:.$ET$1];0)+[.L$1])=&quot;&quot;;&quot;&quot;;INDEX([.$S46:.$ET46];MATCH([.$B$7];[.$S$1:.$ET$1];0)+[.L$1]))">
            <text:p/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K$4:.$K$101];[.A47]));&quot;&quot;;SMALL([.$K$4:.$K$101];[.A47]))">
            <text:p/>
          </table:table-cell>
          <table:table-cell table:style-name="ce2" table:formula="of:=IF([.B47]=&quot;&quot;;&quot;&quot;;[.B47]-[.B46])">
            <text:p/>
          </table:table-cell>
          <table:table-cell table:formula="of:=IF([.B47]=&quot;&quot;;&quot;&quot;;IF(ISNUMBER(MATCH([.B47];[.$K$4:.$K$11];0));&quot;&quot;;INDEX([.$L$22:.$L$101];MATCH([.B47];[.$K$22:.$K$101];1))))">
            <text:p/>
          </table:table-cell>
          <table:table-cell table:formula="of:=IF([.B47]=&quot;&quot;;&quot;&quot;;IF([.B46]&lt;[.$K$4];INDEX([.$L$4:.$L$11];MATCH([.B46];[.$K$4:.$K$11];-1));INDEX([.$L$4:.$L$11];MATCH([.B46];[.$K$4:.$K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>
            <text:p/>
          </table:table-cell>
          <table:table-cell table:formula="of:=IF([.B47]=&quot;&quot;;&quot;&quot;;IF([.$K$16]=&quot;Y&quot;;IF([.C47]=0;&quot; &quot;&amp;[.F47];[.E47]&amp;&quot;*&quot;&amp;[.C47]&amp;&quot; &quot;&amp;[.F47]);&quot;&quot;))">
            <text:p/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>
            <text:p/>
          </table:table-cell>
          <table:table-cell table:style-name="ce12" table:formula="of:=IF(INDEX([.$S47:.$ET47];MATCH([.$B$7];[.$S$1:.$ET$1];0)+[.L$1])=&quot;&quot;;&quot;&quot;;INDEX([.$S47:.$ET47];MATCH([.$B$7];[.$S$1:.$ET$1];0)+[.L$1]))">
            <text:p/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K$4:.$K$101];[.A48]));&quot;&quot;;SMALL([.$K$4:.$K$101];[.A48]))">
            <text:p/>
          </table:table-cell>
          <table:table-cell table:style-name="ce2" table:formula="of:=IF([.B48]=&quot;&quot;;&quot;&quot;;[.B48]-[.B47])">
            <text:p/>
          </table:table-cell>
          <table:table-cell table:formula="of:=IF([.B48]=&quot;&quot;;&quot;&quot;;IF(ISNUMBER(MATCH([.B48];[.$K$4:.$K$11];0));&quot;&quot;;INDEX([.$L$22:.$L$101];MATCH([.B48];[.$K$22:.$K$101];1))))">
            <text:p/>
          </table:table-cell>
          <table:table-cell table:formula="of:=IF([.B48]=&quot;&quot;;&quot;&quot;;IF([.B47]&lt;[.$K$4];INDEX([.$L$4:.$L$11];MATCH([.B47];[.$K$4:.$K$11];-1));INDEX([.$L$4:.$L$11];MATCH([.B47];[.$K$4:.$K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>
            <text:p/>
          </table:table-cell>
          <table:table-cell table:formula="of:=IF([.B48]=&quot;&quot;;&quot;&quot;;IF([.$K$16]=&quot;Y&quot;;IF([.C48]=0;&quot; &quot;&amp;[.F48];[.E48]&amp;&quot;*&quot;&amp;[.C48]&amp;&quot; &quot;&amp;[.F48]);&quot;&quot;))">
            <text:p/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>
            <text:p/>
          </table:table-cell>
          <table:table-cell table:style-name="ce12" table:formula="of:=IF(INDEX([.$S48:.$ET48];MATCH([.$B$7];[.$S$1:.$ET$1];0)+[.L$1])=&quot;&quot;;&quot;&quot;;INDEX([.$S48:.$ET48];MATCH([.$B$7];[.$S$1:.$ET$1];0)+[.L$1]))">
            <text:p/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K$4:.$K$101];[.A49]));&quot;&quot;;SMALL([.$K$4:.$K$101];[.A49]))">
            <text:p/>
          </table:table-cell>
          <table:table-cell table:style-name="ce2" table:formula="of:=IF([.B49]=&quot;&quot;;&quot;&quot;;[.B49]-[.B48])">
            <text:p/>
          </table:table-cell>
          <table:table-cell table:formula="of:=IF([.B49]=&quot;&quot;;&quot;&quot;;IF(ISNUMBER(MATCH([.B49];[.$K$4:.$K$11];0));&quot;&quot;;INDEX([.$L$22:.$L$101];MATCH([.B49];[.$K$22:.$K$101];1))))">
            <text:p/>
          </table:table-cell>
          <table:table-cell table:formula="of:=IF([.B49]=&quot;&quot;;&quot;&quot;;IF([.B48]&lt;[.$K$4];INDEX([.$L$4:.$L$11];MATCH([.B48];[.$K$4:.$K$11];-1));INDEX([.$L$4:.$L$11];MATCH([.B48];[.$K$4:.$K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>
            <text:p/>
          </table:table-cell>
          <table:table-cell table:formula="of:=IF([.B49]=&quot;&quot;;&quot;&quot;;IF([.$K$16]=&quot;Y&quot;;IF([.C49]=0;&quot; &quot;&amp;[.F49];[.E49]&amp;&quot;*&quot;&amp;[.C49]&amp;&quot; &quot;&amp;[.F49]);&quot;&quot;))">
            <text:p/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>
            <text:p/>
          </table:table-cell>
          <table:table-cell table:style-name="ce12" table:formula="of:=IF(INDEX([.$S49:.$ET49];MATCH([.$B$7];[.$S$1:.$ET$1];0)+[.L$1])=&quot;&quot;;&quot;&quot;;INDEX([.$S49:.$ET49];MATCH([.$B$7];[.$S$1:.$ET$1];0)+[.L$1]))">
            <text:p/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K$4:.$K$101];[.A50]));&quot;&quot;;SMALL([.$K$4:.$K$101];[.A50]))">
            <text:p/>
          </table:table-cell>
          <table:table-cell table:style-name="ce2" table:formula="of:=IF([.B50]=&quot;&quot;;&quot;&quot;;[.B50]-[.B49])">
            <text:p/>
          </table:table-cell>
          <table:table-cell table:formula="of:=IF([.B50]=&quot;&quot;;&quot;&quot;;IF(ISNUMBER(MATCH([.B50];[.$K$4:.$K$11];0));&quot;&quot;;INDEX([.$L$22:.$L$101];MATCH([.B50];[.$K$22:.$K$101];1))))">
            <text:p/>
          </table:table-cell>
          <table:table-cell table:formula="of:=IF([.B50]=&quot;&quot;;&quot;&quot;;IF([.B49]&lt;[.$K$4];INDEX([.$L$4:.$L$11];MATCH([.B49];[.$K$4:.$K$11];-1));INDEX([.$L$4:.$L$11];MATCH([.B49];[.$K$4:.$K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>
            <text:p/>
          </table:table-cell>
          <table:table-cell table:formula="of:=IF([.B50]=&quot;&quot;;&quot;&quot;;IF([.$K$16]=&quot;Y&quot;;IF([.C50]=0;&quot; &quot;&amp;[.F50];[.E50]&amp;&quot;*&quot;&amp;[.C50]&amp;&quot; &quot;&amp;[.F50]);&quot;&quot;))">
            <text:p/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>
            <text:p/>
          </table:table-cell>
          <table:table-cell table:style-name="ce12" table:formula="of:=IF(INDEX([.$S50:.$ET50];MATCH([.$B$7];[.$S$1:.$ET$1];0)+[.L$1])=&quot;&quot;;&quot;&quot;;INDEX([.$S50:.$ET50];MATCH([.$B$7];[.$S$1:.$ET$1];0)+[.L$1]))">
            <text:p/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K$4:.$K$101];[.A51]));&quot;&quot;;SMALL([.$K$4:.$K$101];[.A51]))">
            <text:p/>
          </table:table-cell>
          <table:table-cell table:style-name="ce2" table:formula="of:=IF([.B51]=&quot;&quot;;&quot;&quot;;[.B51]-[.B50])">
            <text:p/>
          </table:table-cell>
          <table:table-cell table:formula="of:=IF([.B51]=&quot;&quot;;&quot;&quot;;IF(ISNUMBER(MATCH([.B51];[.$K$4:.$K$11];0));&quot;&quot;;INDEX([.$L$22:.$L$101];MATCH([.B51];[.$K$22:.$K$101];1))))">
            <text:p/>
          </table:table-cell>
          <table:table-cell table:formula="of:=IF([.B51]=&quot;&quot;;&quot;&quot;;IF([.B50]&lt;[.$K$4];INDEX([.$L$4:.$L$11];MATCH([.B50];[.$K$4:.$K$11];-1));INDEX([.$L$4:.$L$11];MATCH([.B50];[.$K$4:.$K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>
            <text:p/>
          </table:table-cell>
          <table:table-cell table:formula="of:=IF([.B51]=&quot;&quot;;&quot;&quot;;IF([.$K$16]=&quot;Y&quot;;IF([.C51]=0;&quot; &quot;&amp;[.F51];[.E51]&amp;&quot;*&quot;&amp;[.C51]&amp;&quot; &quot;&amp;[.F51]);&quot;&quot;))">
            <text:p/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>
            <text:p/>
          </table:table-cell>
          <table:table-cell table:style-name="ce12" table:formula="of:=IF(INDEX([.$S51:.$ET51];MATCH([.$B$7];[.$S$1:.$ET$1];0)+[.L$1])=&quot;&quot;;&quot;&quot;;INDEX([.$S51:.$ET51];MATCH([.$B$7];[.$S$1:.$ET$1];0)+[.L$1]))">
            <text:p/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K$4:.$K$101];[.A52]));&quot;&quot;;SMALL([.$K$4:.$K$101];[.A52]))">
            <text:p/>
          </table:table-cell>
          <table:table-cell table:style-name="ce2" table:formula="of:=IF([.B52]=&quot;&quot;;&quot;&quot;;[.B52]-[.B51])">
            <text:p/>
          </table:table-cell>
          <table:table-cell table:formula="of:=IF([.B52]=&quot;&quot;;&quot;&quot;;IF(ISNUMBER(MATCH([.B52];[.$K$4:.$K$11];0));&quot;&quot;;INDEX([.$L$22:.$L$101];MATCH([.B52];[.$K$22:.$K$101];1))))">
            <text:p/>
          </table:table-cell>
          <table:table-cell table:formula="of:=IF([.B52]=&quot;&quot;;&quot;&quot;;IF([.B51]&lt;[.$K$4];INDEX([.$L$4:.$L$11];MATCH([.B51];[.$K$4:.$K$11];-1));INDEX([.$L$4:.$L$11];MATCH([.B51];[.$K$4:.$K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>
            <text:p/>
          </table:table-cell>
          <table:table-cell table:formula="of:=IF([.B52]=&quot;&quot;;&quot;&quot;;IF([.$K$16]=&quot;Y&quot;;IF([.C52]=0;&quot; &quot;&amp;[.F52];[.E52]&amp;&quot;*&quot;&amp;[.C52]&amp;&quot; &quot;&amp;[.F52]);&quot;&quot;))">
            <text:p/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>
            <text:p/>
          </table:table-cell>
          <table:table-cell table:style-name="ce12" table:formula="of:=IF(INDEX([.$S52:.$ET52];MATCH([.$B$7];[.$S$1:.$ET$1];0)+[.L$1])=&quot;&quot;;&quot;&quot;;INDEX([.$S52:.$ET52];MATCH([.$B$7];[.$S$1:.$ET$1];0)+[.L$1]))">
            <text:p/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K$4:.$K$101];[.A53]));&quot;&quot;;SMALL([.$K$4:.$K$101];[.A53]))">
            <text:p/>
          </table:table-cell>
          <table:table-cell table:style-name="ce2" table:formula="of:=IF([.B53]=&quot;&quot;;&quot;&quot;;[.B53]-[.B52])">
            <text:p/>
          </table:table-cell>
          <table:table-cell table:formula="of:=IF([.B53]=&quot;&quot;;&quot;&quot;;IF(ISNUMBER(MATCH([.B53];[.$K$4:.$K$11];0));&quot;&quot;;INDEX([.$L$22:.$L$101];MATCH([.B53];[.$K$22:.$K$101];1))))">
            <text:p/>
          </table:table-cell>
          <table:table-cell table:formula="of:=IF([.B53]=&quot;&quot;;&quot;&quot;;IF([.B52]&lt;[.$K$4];INDEX([.$L$4:.$L$11];MATCH([.B52];[.$K$4:.$K$11];-1));INDEX([.$L$4:.$L$11];MATCH([.B52];[.$K$4:.$K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>
            <text:p/>
          </table:table-cell>
          <table:table-cell table:formula="of:=IF([.B53]=&quot;&quot;;&quot;&quot;;IF([.$K$16]=&quot;Y&quot;;IF([.C53]=0;&quot; &quot;&amp;[.F53];[.E53]&amp;&quot;*&quot;&amp;[.C53]&amp;&quot; &quot;&amp;[.F53]);&quot;&quot;))">
            <text:p/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>
            <text:p/>
          </table:table-cell>
          <table:table-cell table:style-name="ce12" table:formula="of:=IF(INDEX([.$S53:.$ET53];MATCH([.$B$7];[.$S$1:.$ET$1];0)+[.L$1])=&quot;&quot;;&quot;&quot;;INDEX([.$S53:.$ET53];MATCH([.$B$7];[.$S$1:.$ET$1];0)+[.L$1]))">
            <text:p/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K$4:.$K$101];[.A54]));&quot;&quot;;SMALL([.$K$4:.$K$101];[.A54]))">
            <text:p/>
          </table:table-cell>
          <table:table-cell table:style-name="ce2" table:formula="of:=IF([.B54]=&quot;&quot;;&quot;&quot;;[.B54]-[.B53])">
            <text:p/>
          </table:table-cell>
          <table:table-cell table:formula="of:=IF([.B54]=&quot;&quot;;&quot;&quot;;IF(ISNUMBER(MATCH([.B54];[.$K$4:.$K$11];0));&quot;&quot;;INDEX([.$L$22:.$L$101];MATCH([.B54];[.$K$22:.$K$101];1))))">
            <text:p/>
          </table:table-cell>
          <table:table-cell table:formula="of:=IF([.B54]=&quot;&quot;;&quot;&quot;;IF([.B53]&lt;[.$K$4];INDEX([.$L$4:.$L$11];MATCH([.B53];[.$K$4:.$K$11];-1));INDEX([.$L$4:.$L$11];MATCH([.B53];[.$K$4:.$K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>
            <text:p/>
          </table:table-cell>
          <table:table-cell table:formula="of:=IF([.B54]=&quot;&quot;;&quot;&quot;;IF([.$K$16]=&quot;Y&quot;;IF([.C54]=0;&quot; &quot;&amp;[.F54];[.E54]&amp;&quot;*&quot;&amp;[.C54]&amp;&quot; &quot;&amp;[.F54]);&quot;&quot;))">
            <text:p/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>
            <text:p/>
          </table:table-cell>
          <table:table-cell table:style-name="ce12" table:formula="of:=IF(INDEX([.$S54:.$ET54];MATCH([.$B$7];[.$S$1:.$ET$1];0)+[.L$1])=&quot;&quot;;&quot;&quot;;INDEX([.$S54:.$ET54];MATCH([.$B$7];[.$S$1:.$ET$1];0)+[.L$1]))">
            <text:p/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K$4:.$K$101];[.A55]));&quot;&quot;;SMALL([.$K$4:.$K$101];[.A55]))">
            <text:p/>
          </table:table-cell>
          <table:table-cell table:style-name="ce2" table:formula="of:=IF([.B55]=&quot;&quot;;&quot;&quot;;[.B55]-[.B54])">
            <text:p/>
          </table:table-cell>
          <table:table-cell table:formula="of:=IF([.B55]=&quot;&quot;;&quot;&quot;;IF(ISNUMBER(MATCH([.B55];[.$K$4:.$K$11];0));&quot;&quot;;INDEX([.$L$22:.$L$101];MATCH([.B55];[.$K$22:.$K$101];1))))">
            <text:p/>
          </table:table-cell>
          <table:table-cell table:formula="of:=IF([.B55]=&quot;&quot;;&quot;&quot;;IF([.B54]&lt;[.$K$4];INDEX([.$L$4:.$L$11];MATCH([.B54];[.$K$4:.$K$11];-1));INDEX([.$L$4:.$L$11];MATCH([.B54];[.$K$4:.$K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>
            <text:p/>
          </table:table-cell>
          <table:table-cell table:formula="of:=IF([.B55]=&quot;&quot;;&quot;&quot;;IF([.$K$16]=&quot;Y&quot;;IF([.C55]=0;&quot; &quot;&amp;[.F55];[.E55]&amp;&quot;*&quot;&amp;[.C55]&amp;&quot; &quot;&amp;[.F55]);&quot;&quot;))">
            <text:p/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>
            <text:p/>
          </table:table-cell>
          <table:table-cell table:style-name="ce12" table:formula="of:=IF(INDEX([.$S55:.$ET55];MATCH([.$B$7];[.$S$1:.$ET$1];0)+[.L$1])=&quot;&quot;;&quot;&quot;;INDEX([.$S55:.$ET55];MATCH([.$B$7];[.$S$1:.$ET$1];0)+[.L$1]))">
            <text:p/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K$4:.$K$101];[.A56]));&quot;&quot;;SMALL([.$K$4:.$K$101];[.A56]))">
            <text:p/>
          </table:table-cell>
          <table:table-cell table:style-name="ce2" table:formula="of:=IF([.B56]=&quot;&quot;;&quot;&quot;;[.B56]-[.B55])">
            <text:p/>
          </table:table-cell>
          <table:table-cell table:formula="of:=IF([.B56]=&quot;&quot;;&quot;&quot;;IF(ISNUMBER(MATCH([.B56];[.$K$4:.$K$11];0));&quot;&quot;;INDEX([.$L$22:.$L$101];MATCH([.B56];[.$K$22:.$K$101];1))))">
            <text:p/>
          </table:table-cell>
          <table:table-cell table:formula="of:=IF([.B56]=&quot;&quot;;&quot;&quot;;IF([.B55]&lt;[.$K$4];INDEX([.$L$4:.$L$11];MATCH([.B55];[.$K$4:.$K$11];-1));INDEX([.$L$4:.$L$11];MATCH([.B55];[.$K$4:.$K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>
            <text:p/>
          </table:table-cell>
          <table:table-cell table:formula="of:=IF([.B56]=&quot;&quot;;&quot;&quot;;IF([.$K$16]=&quot;Y&quot;;IF([.C56]=0;&quot; &quot;&amp;[.F56];[.E56]&amp;&quot;*&quot;&amp;[.C56]&amp;&quot; &quot;&amp;[.F56]);&quot;&quot;))">
            <text:p/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K$4:.$K$101];[.A57]));&quot;&quot;;SMALL([.$K$4:.$K$101];[.A57]))">
            <text:p/>
          </table:table-cell>
          <table:table-cell table:style-name="ce2" table:formula="of:=IF([.B57]=&quot;&quot;;&quot;&quot;;[.B57]-[.B56])">
            <text:p/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>
            <text:p/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K$4:.$K$101];[.A58]));&quot;&quot;;SMALL([.$K$4:.$K$101];[.A58]))">
            <text:p/>
          </table:table-cell>
          <table:table-cell table:style-name="ce2"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K$4:.$K$101];[.A59]));&quot;&quot;;SMALL([.$K$4:.$K$101];[.A59]))">
            <text:p/>
          </table:table-cell>
          <table:table-cell table:style-name="ce2"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IF(ISERR(SMALL([.$K$4:.$K$101];[.A60]));&quot;&quot;;SMALL([.$K$4:.$K$101];[.A60]))">
            <text:p/>
          </table:table-cell>
          <table:table-cell table:style-name="ce2"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ISERR(SMALL([.$K$4:.$K$101];[.A61]));&quot;&quot;;SMALL([.$K$4:.$K$101];[.A61]))">
            <text:p/>
          </table:table-cell>
          <table:table-cell table:style-name="ce2"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IF(ISERR(SMALL([.$K$4:.$K$101];[.A62]));&quot;&quot;;SMALL([.$K$4:.$K$101];[.A62]))">
            <text:p/>
          </table:table-cell>
          <table:table-cell table:style-name="ce2"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IF(ISERR(SMALL([.$K$4:.$K$101];[.A63]));&quot;&quot;;SMALL([.$K$4:.$K$101];[.A63]))">
            <text:p/>
          </table:table-cell>
          <table:table-cell table:style-name="ce2"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K$4:.$K$101];[.A96]));&quot;&quot;;SMALL([.$K$4:.$K$101];[.A96]))">
            <text:p/>
          </table:table-cell>
          <table:table-cell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K$4:.$K$101];[.A97]));&quot;&quot;;SMALL([.$K$4:.$K$101];[.A97]))">
            <text:p/>
          </table:table-cell>
          <table:table-cell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K$4:.$K$101];[.A98]));&quot;&quot;;SMALL([.$K$4:.$K$101];[.A98]))">
            <text:p/>
          </table:table-cell>
          <table:table-cell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K$4:.$K$101];[.A99]));&quot;&quot;;SMALL([.$K$4:.$K$101];[.A99]))">
            <text:p/>
          </table:table-cell>
          <table:table-cell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K$4:.$K$101];[.A100]));&quot;&quot;;SMALL([.$K$4:.$K$101];[.A100]))">
            <text:p/>
          </table:table-cell>
          <table:table-cell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K$4:.$K$101];[.A101]));&quot;&quot;;SMALL([.$K$4:.$K$101];[.A101]))">
            <text:p/>
          </table:table-cell>
          <table:table-cell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table:formula="of:=[.L17]&amp;&quot; = {&quot;" office:value-type="string" office:string-value="formatMvtIIVoiceXV = {" calcext:value-type="string">
            <text:p>formatMvtIIVoiceXV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M$4:.$M$101];[.A108]));&quot;&quot;;SMALL([.$M$4:.$M$101];[.A108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M$4:.$M$101];[.A109]));&quot;&quot;;SMALL([.$M$4:.$M$101];[.A109]))" office:value-type="float" office:value="119" calcext:value-type="float">
            <text:p>119</text:p>
          </table:table-cell>
          <table:table-cell table:formula="of:=IF([.B109]=&quot;&quot;;&quot;&quot;;[.B109]-[.B108])" office:value-type="float" office:value="119" calcext:value-type="float">
            <text:p>119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M$4:.$M$101];[.A110]));&quot;&quot;;SMALL([.$M$4:.$M$101];[.A110]))">
            <text:p/>
          </table:table-cell>
          <table:table-cell table:style-name="ce2" table:formula="of:=IF([.B110]=&quot;&quot;;&quot;&quot;;[.B110]-[.B109])">
            <text:p/>
          </table:table-cell>
          <table:table-cell table:formula="of:=IF([.B110]=&quot;&quot;;&quot;&quot;;IF(ISNUMBER(MATCH([.B110];[.$M$4:.$M$11];0));&quot;&quot;;INDEX([.$N$22:.$N$101];MATCH([.B110];[.$M$22:.$M$101];1))))">
            <text:p/>
          </table:table-cell>
          <table:table-cell table:formula="of:=IF([.B110]=&quot;&quot;;&quot;&quot;;IF([.B109]&lt;[.$M$4];INDEX([.$N$4:.$N$11];MATCH([.B109];[.$M$4:.$M$11];-1));INDEX([.$N$4:.$N$11];MATCH([.B109];[.$M$4:.$M$11];1))))">
            <text:p/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>
            <text:p/>
          </table:table-cell>
          <table:table-cell table:formula="of:=IF([.B110]=&quot;&quot;;&quot;&quot;;IF([.$K$17]=&quot;Y&quot;;IF([.C110]=0;&quot; &quot;&amp;[.F110];[.E110]&amp;&quot;*&quot;&amp;[.C110]&amp;&quot; &quot;&amp;[.F11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M$4:.$M$101];[.A111]));&quot;&quot;;SMALL([.$M$4:.$M$101];[.A111]))">
            <text:p/>
          </table:table-cell>
          <table:table-cell table:style-name="ce2" table:formula="of:=IF([.B111]=&quot;&quot;;&quot;&quot;;[.B111]-[.B110])">
            <text:p/>
          </table:table-cell>
          <table:table-cell table:formula="of:=IF([.B111]=&quot;&quot;;&quot;&quot;;IF(ISNUMBER(MATCH([.B111];[.$M$4:.$M$11];0));&quot;&quot;;INDEX([.$N$22:.$N$101];MATCH([.B111];[.$M$22:.$M$101];1))))">
            <text:p/>
          </table:table-cell>
          <table:table-cell table:formula="of:=IF([.B111]=&quot;&quot;;&quot;&quot;;IF([.B110]&lt;[.$M$4];INDEX([.$N$4:.$N$11];MATCH([.B110];[.$M$4:.$M$11];-1));INDEX([.$N$4:.$N$11];MATCH([.B110];[.$M$4:.$M$11];1))))">
            <text:p/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>
            <text:p/>
          </table:table-cell>
          <table:table-cell table:formula="of:=IF([.B111]=&quot;&quot;;&quot;&quot;;IF([.$K$17]=&quot;Y&quot;;IF([.C111]=0;&quot; &quot;&amp;[.F111];[.E111]&amp;&quot;*&quot;&amp;[.C111]&amp;&quot; &quot;&amp;[.F11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M$4:.$M$101];[.A112]));&quot;&quot;;SMALL([.$M$4:.$M$101];[.A112]))">
            <text:p/>
          </table:table-cell>
          <table:table-cell table:style-name="ce2" table:formula="of:=IF([.B112]=&quot;&quot;;&quot;&quot;;[.B112]-[.B111])">
            <text:p/>
          </table:table-cell>
          <table:table-cell table:formula="of:=IF([.B112]=&quot;&quot;;&quot;&quot;;IF(ISNUMBER(MATCH([.B112];[.$M$4:.$M$11];0));&quot;&quot;;INDEX([.$N$22:.$N$101];MATCH([.B112];[.$M$22:.$M$101];1))))">
            <text:p/>
          </table:table-cell>
          <table:table-cell table:formula="of:=IF([.B112]=&quot;&quot;;&quot;&quot;;IF([.B111]&lt;[.$M$4];INDEX([.$N$4:.$N$11];MATCH([.B111];[.$M$4:.$M$11];-1));INDEX([.$N$4:.$N$11];MATCH([.B111];[.$M$4:.$M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>
            <text:p/>
          </table:table-cell>
          <table:table-cell table:formula="of:=IF([.B112]=&quot;&quot;;&quot;&quot;;IF([.$K$17]=&quot;Y&quot;;IF([.C112]=0;&quot; &quot;&amp;[.F112];[.E112]&amp;&quot;*&quot;&amp;[.C112]&amp;&quot; &quot;&amp;[.F11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M$4:.$M$101];[.A113]));&quot;&quot;;SMALL([.$M$4:.$M$101];[.A113]))">
            <text:p/>
          </table:table-cell>
          <table:table-cell table:style-name="ce2" table:formula="of:=IF([.B113]=&quot;&quot;;&quot;&quot;;[.B113]-[.B112])">
            <text:p/>
          </table:table-cell>
          <table:table-cell table:formula="of:=IF([.B113]=&quot;&quot;;&quot;&quot;;IF(ISNUMBER(MATCH([.B113];[.$M$4:.$M$11];0));&quot;&quot;;INDEX([.$N$22:.$N$101];MATCH([.B113];[.$M$22:.$M$101];1))))">
            <text:p/>
          </table:table-cell>
          <table:table-cell table:formula="of:=IF([.B113]=&quot;&quot;;&quot;&quot;;IF([.B112]&lt;[.$M$4];INDEX([.$N$4:.$N$11];MATCH([.B112];[.$M$4:.$M$11];-1));INDEX([.$N$4:.$N$11];MATCH([.B112];[.$M$4:.$M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>
            <text:p/>
          </table:table-cell>
          <table:table-cell table:formula="of:=IF([.B113]=&quot;&quot;;&quot;&quot;;IF([.$K$17]=&quot;Y&quot;;IF([.C113]=0;&quot; &quot;&amp;[.F113];[.E113]&amp;&quot;*&quot;&amp;[.C113]&amp;&quot; &quot;&amp;[.F11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M$4:.$M$101];[.A114]));&quot;&quot;;SMALL([.$M$4:.$M$101];[.A114]))">
            <text:p/>
          </table:table-cell>
          <table:table-cell table:style-name="ce2" table:formula="of:=IF([.B114]=&quot;&quot;;&quot;&quot;;[.B114]-[.B113])">
            <text:p/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ISERR(SMALL([.$M$4:.$M$101];[.A115]));&quot;&quot;;SMALL([.$M$4:.$M$101];[.A115]))">
            <text:p/>
          </table:table-cell>
          <table:table-cell table:style-name="ce2"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M$4:.$M$101];[.A116]));&quot;&quot;;SMALL([.$M$4:.$M$101];[.A116]))">
            <text:p/>
          </table:table-cell>
          <table:table-cell table:style-name="ce2"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M$4:.$M$101];[.A117]));&quot;&quot;;SMALL([.$M$4:.$M$101];[.A117]))">
            <text:p/>
          </table:table-cell>
          <table:table-cell table:style-name="ce2"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M$4:.$M$101];[.A118]));&quot;&quot;;SMALL([.$M$4:.$M$101];[.A118]))">
            <text:p/>
          </table:table-cell>
          <table:table-cell table:style-name="ce2"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M$4:.$M$101];[.A119]));&quot;&quot;;SMALL([.$M$4:.$M$101];[.A119]))">
            <text:p/>
          </table:table-cell>
          <table:table-cell table:style-name="ce2"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M$4:.$M$101];[.A121]));&quot;&quot;;SMALL([.$M$4:.$M$101];[.A121]))">
            <text:p/>
          </table:table-cell>
          <table:table-cell table:style-name="ce2"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M$4:.$M$101];[.A127]));&quot;&quot;;SMALL([.$M$4:.$M$101];[.A127]))">
            <text:p/>
          </table:table-cell>
          <table:table-cell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M$4:.$M$101];[.A128]));&quot;&quot;;SMALL([.$M$4:.$M$101];[.A128]))">
            <text:p/>
          </table:table-cell>
          <table:table-cell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M$4:.$M$101];[.A129]));&quot;&quot;;SMALL([.$M$4:.$M$101];[.A129]))">
            <text:p/>
          </table:table-cell>
          <table:table-cell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M$4:.$M$101];[.A130]));&quot;&quot;;SMALL([.$M$4:.$M$101];[.A130]))">
            <text:p/>
          </table:table-cell>
          <table:table-cell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M$4:.$M$101];[.A131]));&quot;&quot;;SMALL([.$M$4:.$M$101];[.A131]))">
            <text:p/>
          </table:table-cell>
          <table:table-cell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M$4:.$M$101];[.A132]));&quot;&quot;;SMALL([.$M$4:.$M$101];[.A132]))">
            <text:p/>
          </table:table-cell>
          <table:table-cell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M$4:.$M$101];[.A133]));&quot;&quot;;SMALL([.$M$4:.$M$101];[.A133]))">
            <text:p/>
          </table:table-cell>
          <table:table-cell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M$4:.$M$101];[.A134]));&quot;&quot;;SMALL([.$M$4:.$M$101];[.A134]))">
            <text:p/>
          </table:table-cell>
          <table:table-cell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M$4:.$M$101];[.A135]));&quot;&quot;;SMALL([.$M$4:.$M$101];[.A135]))">
            <text:p/>
          </table:table-cell>
          <table:table-cell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M$4:.$M$101];[.A136]));&quot;&quot;;SMALL([.$M$4:.$M$101];[.A136]))">
            <text:p/>
          </table:table-cell>
          <table:table-cell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M$4:.$M$101];[.A137]));&quot;&quot;;SMALL([.$M$4:.$M$101];[.A137]))">
            <text:p/>
          </table:table-cell>
          <table:table-cell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M$4:.$M$101];[.A138]));&quot;&quot;;SMALL([.$M$4:.$M$101];[.A138]))">
            <text:p/>
          </table:table-cell>
          <table:table-cell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M$4:.$M$101];[.A139]));&quot;&quot;;SMALL([.$M$4:.$M$101];[.A139]))">
            <text:p/>
          </table:table-cell>
          <table:table-cell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M$4:.$M$101];[.A140]));&quot;&quot;;SMALL([.$M$4:.$M$101];[.A140]))">
            <text:p/>
          </table:table-cell>
          <table:table-cell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M$4:.$M$101];[.A141]));&quot;&quot;;SMALL([.$M$4:.$M$101];[.A141]))">
            <text:p/>
          </table:table-cell>
          <table:table-cell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M$4:.$M$101];[.A142]));&quot;&quot;;SMALL([.$M$4:.$M$101];[.A142]))">
            <text:p/>
          </table:table-cell>
          <table:table-cell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M$4:.$M$101];[.A143]));&quot;&quot;;SMALL([.$M$4:.$M$101];[.A143]))">
            <text:p/>
          </table:table-cell>
          <table:table-cell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M$4:.$M$101];[.A144]));&quot;&quot;;SMALL([.$M$4:.$M$101];[.A144]))">
            <text:p/>
          </table:table-cell>
          <table:table-cell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M$4:.$M$101];[.A145]));&quot;&quot;;SMALL([.$M$4:.$M$101];[.A145]))">
            <text:p/>
          </table:table-cell>
          <table:table-cell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M$4:.$M$101];[.A146]));&quot;&quot;;SMALL([.$M$4:.$M$101];[.A146]))">
            <text:p/>
          </table:table-cell>
          <table:table-cell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M$4:.$M$101];[.A147]));&quot;&quot;;SMALL([.$M$4:.$M$101];[.A147]))">
            <text:p/>
          </table:table-cell>
          <table:table-cell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M$4:.$M$101];[.A148]));&quot;&quot;;SMALL([.$M$4:.$M$101];[.A148]))">
            <text:p/>
          </table:table-cell>
          <table:table-cell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M$4:.$M$101];[.A149]));&quot;&quot;;SMALL([.$M$4:.$M$101];[.A149]))">
            <text:p/>
          </table:table-cell>
          <table:table-cell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M$4:.$M$101];[.A150]));&quot;&quot;;SMALL([.$M$4:.$M$101];[.A150]))">
            <text:p/>
          </table:table-cell>
          <table:table-cell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M$4:.$M$101];[.A151]));&quot;&quot;;SMALL([.$M$4:.$M$101];[.A151]))">
            <text:p/>
          </table:table-cell>
          <table:table-cell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M$4:.$M$101];[.A152]));&quot;&quot;;SMALL([.$M$4:.$M$101];[.A152]))">
            <text:p/>
          </table:table-cell>
          <table:table-cell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M$4:.$M$101];[.A153]));&quot;&quot;;SMALL([.$M$4:.$M$101];[.A153]))">
            <text:p/>
          </table:table-cell>
          <table:table-cell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M$4:.$M$101];[.A154]));&quot;&quot;;SMALL([.$M$4:.$M$101];[.A154]))">
            <text:p/>
          </table:table-cell>
          <table:table-cell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M$4:.$M$101];[.A155]));&quot;&quot;;SMALL([.$M$4:.$M$101];[.A155]))">
            <text:p/>
          </table:table-cell>
          <table:table-cell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M$4:.$M$101];[.A156]));&quot;&quot;;SMALL([.$M$4:.$M$101];[.A156]))">
            <text:p/>
          </table:table-cell>
          <table:table-cell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M$4:.$M$101];[.A157]));&quot;&quot;;SMALL([.$M$4:.$M$101];[.A157]))">
            <text:p/>
          </table:table-cell>
          <table:table-cell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M$4:.$M$101];[.A158]));&quot;&quot;;SMALL([.$M$4:.$M$101];[.A158]))">
            <text:p/>
          </table:table-cell>
          <table:table-cell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M$4:.$M$101];[.A159]));&quot;&quot;;SMALL([.$M$4:.$M$101];[.A159]))">
            <text:p/>
          </table:table-cell>
          <table:table-cell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M$4:.$M$101];[.A160]));&quot;&quot;;SMALL([.$M$4:.$M$101];[.A160]))">
            <text:p/>
          </table:table-cell>
          <table:table-cell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M$4:.$M$101];[.A161]));&quot;&quot;;SMALL([.$M$4:.$M$101];[.A161]))">
            <text:p/>
          </table:table-cell>
          <table:table-cell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M$4:.$M$101];[.A162]));&quot;&quot;;SMALL([.$M$4:.$M$101];[.A162]))">
            <text:p/>
          </table:table-cell>
          <table:table-cell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M$4:.$M$101];[.A163]));&quot;&quot;;SMALL([.$M$4:.$M$101];[.A163]))">
            <text:p/>
          </table:table-cell>
          <table:table-cell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M$4:.$M$101];[.A164]));&quot;&quot;;SMALL([.$M$4:.$M$101];[.A164]))">
            <text:p/>
          </table:table-cell>
          <table:table-cell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M$4:.$M$101];[.A165]));&quot;&quot;;SMALL([.$M$4:.$M$101];[.A165]))">
            <text:p/>
          </table:table-cell>
          <table:table-cell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M$4:.$M$101];[.A166]));&quot;&quot;;SMALL([.$M$4:.$M$101];[.A166]))">
            <text:p/>
          </table:table-cell>
          <table:table-cell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M$4:.$M$101];[.A167]));&quot;&quot;;SMALL([.$M$4:.$M$101];[.A167]))">
            <text:p/>
          </table:table-cell>
          <table:table-cell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M$4:.$M$101];[.A168]));&quot;&quot;;SMALL([.$M$4:.$M$101];[.A168]))">
            <text:p/>
          </table:table-cell>
          <table:table-cell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M$4:.$M$101];[.A169]));&quot;&quot;;SMALL([.$M$4:.$M$101];[.A169]))">
            <text:p/>
          </table:table-cell>
          <table:table-cell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M$4:.$M$101];[.A170]));&quot;&quot;;SMALL([.$M$4:.$M$101];[.A170]))">
            <text:p/>
          </table:table-cell>
          <table:table-cell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M$4:.$M$101];[.A171]));&quot;&quot;;SMALL([.$M$4:.$M$101];[.A171]))">
            <text:p/>
          </table:table-cell>
          <table:table-cell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M$4:.$M$101];[.A172]));&quot;&quot;;SMALL([.$M$4:.$M$101];[.A172]))">
            <text:p/>
          </table:table-cell>
          <table:table-cell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M$4:.$M$101];[.A173]));&quot;&quot;;SMALL([.$M$4:.$M$101];[.A173]))">
            <text:p/>
          </table:table-cell>
          <table:table-cell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M$4:.$M$101];[.A174]));&quot;&quot;;SMALL([.$M$4:.$M$101];[.A174]))">
            <text:p/>
          </table:table-cell>
          <table:table-cell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M$4:.$M$101];[.A175]));&quot;&quot;;SMALL([.$M$4:.$M$101];[.A175]))">
            <text:p/>
          </table:table-cell>
          <table:table-cell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M$4:.$M$101];[.A176]));&quot;&quot;;SMALL([.$M$4:.$M$101];[.A176]))">
            <text:p/>
          </table:table-cell>
          <table:table-cell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M$4:.$M$101];[.A177]));&quot;&quot;;SMALL([.$M$4:.$M$101];[.A177]))">
            <text:p/>
          </table:table-cell>
          <table:table-cell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M$4:.$M$101];[.A178]));&quot;&quot;;SMALL([.$M$4:.$M$101];[.A178]))">
            <text:p/>
          </table:table-cell>
          <table:table-cell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M$4:.$M$101];[.A179]));&quot;&quot;;SMALL([.$M$4:.$M$101];[.A179]))">
            <text:p/>
          </table:table-cell>
          <table:table-cell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M$4:.$M$101];[.A180]));&quot;&quot;;SMALL([.$M$4:.$M$101];[.A180]))">
            <text:p/>
          </table:table-cell>
          <table:table-cell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M$4:.$M$101];[.A181]));&quot;&quot;;SMALL([.$M$4:.$M$101];[.A181]))">
            <text:p/>
          </table:table-cell>
          <table:table-cell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M$4:.$M$101];[.A182]));&quot;&quot;;SMALL([.$M$4:.$M$101];[.A182]))">
            <text:p/>
          </table:table-cell>
          <table:table-cell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M$4:.$M$101];[.A183]));&quot;&quot;;SMALL([.$M$4:.$M$101];[.A183]))">
            <text:p/>
          </table:table-cell>
          <table:table-cell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M$4:.$M$101];[.A184]));&quot;&quot;;SMALL([.$M$4:.$M$101];[.A184]))">
            <text:p/>
          </table:table-cell>
          <table:table-cell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M$4:.$M$101];[.A185]));&quot;&quot;;SMALL([.$M$4:.$M$101];[.A185]))">
            <text:p/>
          </table:table-cell>
          <table:table-cell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M$4:.$M$101];[.A186]));&quot;&quot;;SMALL([.$M$4:.$M$101];[.A186]))">
            <text:p/>
          </table:table-cell>
          <table:table-cell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M$4:.$M$101];[.A187]));&quot;&quot;;SMALL([.$M$4:.$M$101];[.A187]))">
            <text:p/>
          </table:table-cell>
          <table:table-cell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42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table:formula="of:=[.L18]&amp;&quot; = {&quot;" office:value-type="string" office:string-value="formatMvtIIIVoiceXV = {" calcext:value-type="string">
            <text:p>formatMvtIIIVoiceXV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O$4:.$O$101];[.A195]));&quot;&quot;;SMALL([.$O$4:.$O$101];[.A195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O$4:.$O$101];[.A196]));&quot;&quot;;SMALL([.$O$4:.$O$101];[.A196]))" office:value-type="float" office:value="1" calcext:value-type="float">
            <text:p>1</text:p>
          </table:table-cell>
          <table:table-cell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 office:value-type="string" office:string-value="b" calcext:value-type="string">
            <text:p>b</text:p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97]));&quot;&quot;;SMALL([.$O$4:.$O$101];[.A197]))" office:value-type="float" office:value="33" calcext:value-type="float">
            <text:p>33</text:p>
          </table:table-cell>
          <table:table-cell table:formula="of:=IF([.B197]=&quot;&quot;;&quot;&quot;;[.B197]-[.B196])" office:value-type="float" office:value="32" calcext:value-type="float">
            <text:p>32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32 \break" calcext:value-type="string">
            <text:p>s2*32 \break</text:p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98]));&quot;&quot;;SMALL([.$O$4:.$O$101];[.A198]))" office:value-type="float" office:value="43" calcext:value-type="float">
            <text:p>43</text:p>
          </table:table-cell>
          <table:table-cell table:formula="of:=IF([.B198]=&quot;&quot;;&quot;&quot;;[.B198]-[.B197])" office:value-type="float" office:value="10" calcext:value-type="float">
            <text:p>10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0 \break" calcext:value-type="string">
            <text:p>s2*10 \break</text:p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99]));&quot;&quot;;SMALL([.$O$4:.$O$101];[.A199]))" office:value-type="float" office:value="55" calcext:value-type="float">
            <text:p>55</text:p>
          </table:table-cell>
          <table:table-cell table:formula="of:=IF([.B199]=&quot;&quot;;&quot;&quot;;[.B199]-[.B198])" office:value-type="float" office:value="12" calcext:value-type="float">
            <text:p>12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2 \break" calcext:value-type="string">
            <text:p>s2*12 \break</text:p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200]));&quot;&quot;;SMALL([.$O$4:.$O$101];[.A200]))" office:value-type="float" office:value="85" calcext:value-type="float">
            <text:p>85</text:p>
          </table:table-cell>
          <table:table-cell table:formula="of:=IF([.B200]=&quot;&quot;;&quot;&quot;;[.B200]-[.B199])" office:value-type="float" office:value="30" calcext:value-type="float">
            <text:p>30</text:p>
          </table:table-cell>
          <table:table-cell table:formula="of:=IF([.B200]=&quot;&quot;;&quot;&quot;;IF(ISNUMBER(MATCH([.B200];[.$O$4:.$O$11];0));&quot;&quot;;INDEX([.$P$22:.$P$101];MATCH([.B200];[.$O$22:.$O$101];1))))">
            <text:p/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>
            <text:p/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0 " calcext:value-type="string">
            <text:p>s2*30 </text:p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201]));&quot;&quot;;SMALL([.$O$4:.$O$101];[.A201]))" office:value-type="float" office:value="85" calcext:value-type="float">
            <text:p>85</text:p>
          </table:table-cell>
          <table:table-cell table:formula="of:=IF([.B201]=&quot;&quot;;&quot;&quot;;[.B201]-[.B200])" office:value-type="float" office:value="0" calcext:value-type="float">
            <text:p>0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 \pageBreak" calcext:value-type="string">
            <text:p><text:s/>\pageBreak</text:p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202]));&quot;&quot;;SMALL([.$O$4:.$O$101];[.A202]))" office:value-type="float" office:value="87" calcext:value-type="float">
            <text:p>87</text:p>
          </table:table-cell>
          <table:table-cell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O$4:.$O$101];[.A203]));&quot;&quot;;SMALL([.$O$4:.$O$101];[.A203]))" office:value-type="float" office:value="89" calcext:value-type="float">
            <text:p>89</text:p>
          </table:table-cell>
          <table:table-cell table:style-name="ce2"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O$4:.$O$101];[.A204]));&quot;&quot;;SMALL([.$O$4:.$O$101];[.A204]))" office:value-type="float" office:value="110" calcext:value-type="float">
            <text:p>110</text:p>
          </table:table-cell>
          <table:table-cell table:style-name="ce2" table:formula="of:=IF([.B204]=&quot;&quot;;&quot;&quot;;[.B204]-[.B203])" office:value-type="float" office:value="21" calcext:value-type="float">
            <text:p>21</text:p>
          </table:table-cell>
          <table:table-cell table:formula="of:=IF([.B204]=&quot;&quot;;&quot;&quot;;IF(ISNUMBER(MATCH([.B204];[.$O$4:.$O$11];0));&quot;&quot;;INDEX([.$P$22:.$P$101];MATCH([.B204];[.$O$22:.$O$101];1))))" office:value-type="string" office:string-value="b" calcext:value-type="string">
            <text:p>b</text:p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*21 \break" calcext:value-type="string">
            <text:p>s2*21 \break</text:p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O$4:.$O$101];[.A205]));&quot;&quot;;SMALL([.$O$4:.$O$101];[.A205]))" office:value-type="float" office:value="119" calcext:value-type="float">
            <text:p>119</text:p>
          </table:table-cell>
          <table:table-cell table:style-name="ce2" table:formula="of:=IF([.B205]=&quot;&quot;;&quot;&quot;;[.B205]-[.B204])" office:value-type="float" office:value="9" calcext:value-type="float">
            <text:p>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O$4:.$O$101];[.A206]));&quot;&quot;;SMALL([.$O$4:.$O$101];[.A206]))" office:value-type="float" office:value="184" calcext:value-type="float">
            <text:p>184</text:p>
          </table:table-cell>
          <table:table-cell table:style-name="ce2" table:formula="of:=IF([.B206]=&quot;&quot;;&quot;&quot;;[.B206]-[.B205])" office:value-type="float" office:value="65" calcext:value-type="float">
            <text:p>65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65 \break" calcext:value-type="string">
            <text:p>s2*65 \break</text:p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O$4:.$O$101];[.A207]));&quot;&quot;;SMALL([.$O$4:.$O$101];[.A207]))" office:value-type="float" office:value="209" calcext:value-type="float">
            <text:p>209</text:p>
          </table:table-cell>
          <table:table-cell table:style-name="ce2" table:formula="of:=IF([.B207]=&quot;&quot;;&quot;&quot;;[.B207]-[.B206])" office:value-type="float" office:value="25" calcext:value-type="float">
            <text:p>25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5 \break" calcext:value-type="string">
            <text:p>s2*25 \break</text:p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O$4:.$O$101];[.A208]));&quot;&quot;;SMALL([.$O$4:.$O$101];[.A208]))" office:value-type="float" office:value="219" calcext:value-type="float">
            <text:p>219</text:p>
          </table:table-cell>
          <table:table-cell table:style-name="ce2" table:formula="of:=IF([.B208]=&quot;&quot;;&quot;&quot;;[.B208]-[.B207])" office:value-type="float" office:value="10" calcext:value-type="float">
            <text:p>10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0 \break" calcext:value-type="string">
            <text:p>s2*10 \break</text:p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O$4:.$O$101];[.A209]));&quot;&quot;;SMALL([.$O$4:.$O$101];[.A209]))" office:value-type="float" office:value="236" calcext:value-type="float">
            <text:p>236</text:p>
          </table:table-cell>
          <table:table-cell table:style-name="ce2" table:formula="of:=IF([.B209]=&quot;&quot;;&quot;&quot;;[.B209]-[.B208])" office:value-type="float" office:value="17" calcext:value-type="float">
            <text:p>17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17 \break" calcext:value-type="string">
            <text:p>s2*17 \break</text:p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O$4:.$O$101];[.A210]));&quot;&quot;;SMALL([.$O$4:.$O$101];[.A210]))" office:value-type="float" office:value="257" calcext:value-type="float">
            <text:p>257</text:p>
          </table:table-cell>
          <table:table-cell table:style-name="ce2" table:formula="of:=IF([.B210]=&quot;&quot;;&quot;&quot;;[.B210]-[.B209])" office:value-type="float" office:value="21" calcext:value-type="float">
            <text:p>21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21 \break" calcext:value-type="string">
            <text:p>s2*21 \break</text:p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O$4:.$O$101];[.A211]));&quot;&quot;;SMALL([.$O$4:.$O$101];[.A211]))" office:value-type="float" office:value="266" calcext:value-type="float">
            <text:p>266</text:p>
          </table:table-cell>
          <table:table-cell table:style-name="ce2" table:formula="of:=IF([.B211]=&quot;&quot;;&quot;&quot;;[.B211]-[.B210])" office:value-type="float" office:value="9" calcext:value-type="float">
            <text:p>9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O$4:.$O$101];[.A212]));&quot;&quot;;SMALL([.$O$4:.$O$101];[.A212]))" office:value-type="float" office:value="289" calcext:value-type="float">
            <text:p>289</text:p>
          </table:table-cell>
          <table:table-cell table:style-name="ce2" table:formula="of:=IF([.B212]=&quot;&quot;;&quot;&quot;;[.B212]-[.B211])" office:value-type="float" office:value="23" calcext:value-type="float">
            <text:p>23</text:p>
          </table:table-cell>
          <table:table-cell table:formula="of:=IF([.B212]=&quot;&quot;;&quot;&quot;;IF(ISNUMBER(MATCH([.B212];[.$O$4:.$O$11];0));&quot;&quot;;INDEX([.$P$22:.$P$101];MATCH([.B212];[.$O$22:.$O$101];1))))">
            <text:p/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>
            <text:p/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23 " calcext:value-type="string">
            <text:p>s2*23 </text:p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O$4:.$O$101];[.A213]));&quot;&quot;;SMALL([.$O$4:.$O$101];[.A213]))" office:value-type="float" office:value="291" calcext:value-type="float">
            <text:p>291</text:p>
          </table:table-cell>
          <table:table-cell table:style-name="ce2" table:formula="of:=IF([.B213]=&quot;&quot;;&quot;&quot;;[.B213]-[.B212])" office:value-type="float" office:value="2" calcext:value-type="float">
            <text:p>2</text:p>
          </table:table-cell>
          <table:table-cell table:formula="of:=IF([.B213]=&quot;&quot;;&quot;&quot;;IF(ISNUMBER(MATCH([.B213];[.$O$4:.$O$11];0));&quot;&quot;;INDEX([.$P$22:.$P$101];MATCH([.B213];[.$O$22:.$O$101];1))))">
            <text:p/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>
            <text:p/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O$4:.$O$101];[.A214]));&quot;&quot;;SMALL([.$O$4:.$O$101];[.A214]))" office:value-type="float" office:value="293" calcext:value-type="float">
            <text:p>293</text:p>
          </table:table-cell>
          <table:table-cell table:style-name="ce2" table:formula="of:=IF([.B214]=&quot;&quot;;&quot;&quot;;[.B214]-[.B213])" office:value-type="float" office:value="2" calcext:value-type="float">
            <text:p>2</text:p>
          </table:table-cell>
          <table:table-cell table:formula="of:=IF([.B214]=&quot;&quot;;&quot;&quot;;IF(ISNUMBER(MATCH([.B214];[.$O$4:.$O$11];0));&quot;&quot;;INDEX([.$P$22:.$P$101];MATCH([.B214];[.$O$22:.$O$101];1))))">
            <text:p/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1" calcext:value-type="string">
            <text:p>s1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>
            <text:p/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1*2 " calcext:value-type="string">
            <text:p>s1*2 </text:p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O$4:.$O$101];[.A215]));&quot;&quot;;SMALL([.$O$4:.$O$101];[.A215]))" office:value-type="float" office:value="297" calcext:value-type="float">
            <text:p>297</text:p>
          </table:table-cell>
          <table:table-cell table:style-name="ce2" table:formula="of:=IF([.B215]=&quot;&quot;;&quot;&quot;;[.B215]-[.B214])" office:value-type="float" office:value="4" calcext:value-type="float">
            <text:p>4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4 \break" calcext:value-type="string">
            <text:p>s2*4 \break</text:p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O$4:.$O$101];[.A216]));&quot;&quot;;SMALL([.$O$4:.$O$101];[.A216]))" office:value-type="float" office:value="330" calcext:value-type="float">
            <text:p>330</text:p>
          </table:table-cell>
          <table:table-cell table:style-name="ce2" table:formula="of:=IF([.B216]=&quot;&quot;;&quot;&quot;;[.B216]-[.B215])" office:value-type="float" office:value="33" calcext:value-type="float">
            <text:p>33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33 \break" calcext:value-type="string">
            <text:p>s2*33 \break</text:p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O$4:.$O$101];[.A217]));&quot;&quot;;SMALL([.$O$4:.$O$101];[.A217]))" office:value-type="float" office:value="341" calcext:value-type="float">
            <text:p>341</text:p>
          </table:table-cell>
          <table:table-cell table:style-name="ce2" table:formula="of:=IF([.B217]=&quot;&quot;;&quot;&quot;;[.B217]-[.B216])" office:value-type="float" office:value="11" calcext:value-type="float">
            <text:p>11</text:p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1 " calcext:value-type="string">
            <text:p>s2*11 </text:p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O$4:.$O$101];[.A218]));&quot;&quot;;SMALL([.$O$4:.$O$101];[.A218]))">
            <text:p/>
          </table:table-cell>
          <table:table-cell table:style-name="ce2" table:formula="of:=IF([.B218]=&quot;&quot;;&quot;&quot;;[.B218]-[.B217])">
            <text:p/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>
            <text:p/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O$4:.$O$101];[.A219]));&quot;&quot;;SMALL([.$O$4:.$O$101];[.A219]))">
            <text:p/>
          </table:table-cell>
          <table:table-cell table:style-name="ce2" table:formula="of:=IF([.B219]=&quot;&quot;;&quot;&quot;;[.B219]-[.B218])">
            <text:p/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>
            <text:p/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O$4:.$O$101];[.A220]));&quot;&quot;;SMALL([.$O$4:.$O$101];[.A220]))">
            <text:p/>
          </table:table-cell>
          <table:table-cell table:style-name="ce2" table:formula="of:=IF([.B220]=&quot;&quot;;&quot;&quot;;[.B220]-[.B219])">
            <text:p/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>
            <text:p/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O$4:.$O$101];[.A221]));&quot;&quot;;SMALL([.$O$4:.$O$101];[.A221]))">
            <text:p/>
          </table:table-cell>
          <table:table-cell table:style-name="ce2" table:formula="of:=IF([.B221]=&quot;&quot;;&quot;&quot;;[.B221]-[.B220])">
            <text:p/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>
            <text:p/>
          </table:table-cell>
          <table:table-cell table:formula="of:=IF([.B221]=&quot;&quot;;&quot;&quot;;IF([.$K$18]=&quot;Y&quot;;IF([.C221]=0;&quot; &quot;&amp;[.F221];[.E221]&amp;&quot;*&quot;&amp;[.C221]&amp;&quot; &quot;&amp;[.F22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O$4:.$O$101];[.A222]));&quot;&quot;;SMALL([.$O$4:.$O$101];[.A222]))">
            <text:p/>
          </table:table-cell>
          <table:table-cell table:style-name="ce2" table:formula="of:=IF([.B222]=&quot;&quot;;&quot;&quot;;[.B222]-[.B221])">
            <text:p/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O$4:.$O$101];[.A223]));&quot;&quot;;SMALL([.$O$4:.$O$101];[.A223]))">
            <text:p/>
          </table:table-cell>
          <table:table-cell table:style-name="ce2"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O$4:.$O$101];[.A224]));&quot;&quot;;SMALL([.$O$4:.$O$101];[.A224]))">
            <text:p/>
          </table:table-cell>
          <table:table-cell table:style-name="ce2"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O$4:.$O$101];[.A225]));&quot;&quot;;SMALL([.$O$4:.$O$101];[.A225]))">
            <text:p/>
          </table:table-cell>
          <table:table-cell table:style-name="ce2"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O$4:.$O$101];[.A226]));&quot;&quot;;SMALL([.$O$4:.$O$101];[.A226]))">
            <text:p/>
          </table:table-cell>
          <table:table-cell table:style-name="ce2"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O$4:.$O$101];[.A227]));&quot;&quot;;SMALL([.$O$4:.$O$101];[.A227]))">
            <text:p/>
          </table:table-cell>
          <table:table-cell table:style-name="ce2"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O$4:.$O$101];[.A228]));&quot;&quot;;SMALL([.$O$4:.$O$101];[.A228]))">
            <text:p/>
          </table:table-cell>
          <table:table-cell table:style-name="ce2"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O$4:.$O$101];[.A229]));&quot;&quot;;SMALL([.$O$4:.$O$101];[.A229]))">
            <text:p/>
          </table:table-cell>
          <table:table-cell table:style-name="ce2"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O$4:.$O$101];[.A230]));&quot;&quot;;SMALL([.$O$4:.$O$101];[.A230]))">
            <text:p/>
          </table:table-cell>
          <table:table-cell table:style-name="ce2"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O$4:.$O$101];[.A231]));&quot;&quot;;SMALL([.$O$4:.$O$101];[.A231]))">
            <text:p/>
          </table:table-cell>
          <table:table-cell table:style-name="ce2"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O$4:.$O$101];[.A232]));&quot;&quot;;SMALL([.$O$4:.$O$101];[.A232]))">
            <text:p/>
          </table:table-cell>
          <table:table-cell table:style-name="ce2"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O$4:.$O$101];[.A257]));&quot;&quot;;SMALL([.$O$4:.$O$101];[.A257]))">
            <text:p/>
          </table:table-cell>
          <table:table-cell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O$4:.$O$101];[.A258]));&quot;&quot;;SMALL([.$O$4:.$O$101];[.A258]))">
            <text:p/>
          </table:table-cell>
          <table:table-cell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O$4:.$O$101];[.A259]));&quot;&quot;;SMALL([.$O$4:.$O$101];[.A259]))">
            <text:p/>
          </table:table-cell>
          <table:table-cell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O$4:.$O$101];[.A260]));&quot;&quot;;SMALL([.$O$4:.$O$101];[.A260]))">
            <text:p/>
          </table:table-cell>
          <table:table-cell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O$4:.$O$101];[.A261]));&quot;&quot;;SMALL([.$O$4:.$O$101];[.A261]))">
            <text:p/>
          </table:table-cell>
          <table:table-cell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O$4:.$O$101];[.A262]));&quot;&quot;;SMALL([.$O$4:.$O$101];[.A262]))">
            <text:p/>
          </table:table-cell>
          <table:table-cell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O$4:.$O$101];[.A263]));&quot;&quot;;SMALL([.$O$4:.$O$101];[.A263]))">
            <text:p/>
          </table:table-cell>
          <table:table-cell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O$4:.$O$101];[.A264]));&quot;&quot;;SMALL([.$O$4:.$O$101];[.A264]))">
            <text:p/>
          </table:table-cell>
          <table:table-cell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O$4:.$O$101];[.A265]));&quot;&quot;;SMALL([.$O$4:.$O$101];[.A265]))">
            <text:p/>
          </table:table-cell>
          <table:table-cell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O$4:.$O$101];[.A266]));&quot;&quot;;SMALL([.$O$4:.$O$101];[.A266]))">
            <text:p/>
          </table:table-cell>
          <table:table-cell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O$4:.$O$101];[.A267]));&quot;&quot;;SMALL([.$O$4:.$O$101];[.A267]))">
            <text:p/>
          </table:table-cell>
          <table:table-cell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O$4:.$O$101];[.A268]));&quot;&quot;;SMALL([.$O$4:.$O$101];[.A268]))">
            <text:p/>
          </table:table-cell>
          <table:table-cell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O$4:.$O$101];[.A269]));&quot;&quot;;SMALL([.$O$4:.$O$101];[.A269]))">
            <text:p/>
          </table:table-cell>
          <table:table-cell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O$4:.$O$101];[.A270]));&quot;&quot;;SMALL([.$O$4:.$O$101];[.A270]))">
            <text:p/>
          </table:table-cell>
          <table:table-cell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O$4:.$O$101];[.A271]));&quot;&quot;;SMALL([.$O$4:.$O$101];[.A271]))">
            <text:p/>
          </table:table-cell>
          <table:table-cell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O$4:.$O$101];[.A272]));&quot;&quot;;SMALL([.$O$4:.$O$101];[.A272]))">
            <text:p/>
          </table:table-cell>
          <table:table-cell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O$4:.$O$101];[.A273]));&quot;&quot;;SMALL([.$O$4:.$O$101];[.A273]))">
            <text:p/>
          </table:table-cell>
          <table:table-cell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O$4:.$O$101];[.A274]));&quot;&quot;;SMALL([.$O$4:.$O$101];[.A274]))">
            <text:p/>
          </table:table-cell>
          <table:table-cell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42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XV = {" calcext:value-type="string">
            <text:p>formatMvtIVoiceX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7]=&quot;&quot;;&quot;&quot;;[$PART.G27])" office:value-type="string" office:string-value="s1*33 \break" calcext:value-type="string">
            <text:p>s1*33 \break</text:p>
          </table:table-cell>
        </table:table-row>
        <table:table-row table:style-name="ro1">
          <table:table-cell table:formula="of:=IF([$PART.G28]=&quot;&quot;;&quot;&quot;;[$PART.G28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9]=&quot;&quot;;&quot;&quot;;[$PART.G29])" office:value-type="string" office:string-value="s1*47 \break" calcext:value-type="string">
            <text:p>s1*47 \break</text:p>
          </table:table-cell>
        </table:table-row>
        <table:table-row table:style-name="ro1">
          <table:table-cell table:formula="of:=IF([$PART.G30]=&quot;&quot;;&quot;&quot;;[$PART.G30])" office:value-type="string" office:string-value="s1*54 \break" calcext:value-type="string">
            <text:p>s1*54 \break</text:p>
          </table:table-cell>
        </table:table-row>
        <table:table-row table:style-name="ro1">
          <table:table-cell table:formula="of:=IF([$PART.G31]=&quot;&quot;;&quot;&quot;;[$PART.G31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32]=&quot;&quot;;&quot;&quot;;[$PART.G32])" office:value-type="string" office:string-value="s1*47 \break" calcext:value-type="string">
            <text:p>s1*47 \break</text:p>
          </table:table-cell>
        </table:table-row>
        <table:table-row table:style-name="ro1">
          <table:table-cell table:formula="of:=IF([$PART.G33]=&quot;&quot;;&quot;&quot;;[$PART.G33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34]=&quot;&quot;;&quot;&quot;;[$PART.G34])" office:value-type="string" office:string-value="s1*36 \pageBreak" calcext:value-type="string">
            <text:p>s1*36 \pageBreak</text:p>
          </table:table-cell>
        </table:table-row>
        <table:table-row table:style-name="ro1">
          <table:table-cell table:formula="of:=IF([$PART.G35]=&quot;&quot;;&quot;&quot;;[$PART.G35])" office:value-type="string" office:string-value="s1*53 \break" calcext:value-type="string">
            <text:p>s1*53 \break</text:p>
          </table:table-cell>
        </table:table-row>
        <table:table-row table:style-name="ro1">
          <table:table-cell table:formula="of:=IF([$PART.G36]=&quot;&quot;;&quot;&quot;;[$PART.G3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7]=&quot;&quot;;&quot;&quot;;[$PART.G37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38]=&quot;&quot;;&quot;&quot;;[$PART.G3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9]=&quot;&quot;;&quot;&quot;;[$PART.G39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40]=&quot;&quot;;&quot;&quot;;[$PART.G40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41]=&quot;&quot;;&quot;&quot;;[$PART.G4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42]=&quot;&quot;;&quot;&quot;;[$PART.G42])">
            <text:p/>
          </table:table-cell>
        </table:table-row>
        <table:table-row table:style-name="ro1">
          <table:table-cell table:formula="of:=IF([$PART.G43]=&quot;&quot;;&quot;&quot;;[$PART.G43])">
            <text:p/>
          </table:table-cell>
        </table:table-row>
        <table:table-row table:style-name="ro1">
          <table:table-cell table:formula="of:=IF([$PART.G44]=&quot;&quot;;&quot;&quot;;[$PART.G44])">
            <text:p/>
          </table:table-cell>
        </table:table-row>
        <table:table-row table:style-name="ro1">
          <table:table-cell table:formula="of:=IF([$PART.G45]=&quot;&quot;;&quot;&quot;;[$PART.G45])">
            <text:p/>
          </table:table-cell>
        </table:table-row>
        <table:table-row table:style-name="ro1">
          <table:table-cell table:formula="of:=IF([$PART.G46]=&quot;&quot;;&quot;&quot;;[$PART.G46])">
            <text:p/>
          </table:table-cell>
        </table:table-row>
        <table:table-row table:style-name="ro1">
          <table:table-cell table:formula="of:=IF([$PART.G47]=&quot;&quot;;&quot;&quot;;[$PART.G47])">
            <text:p/>
          </table:table-cell>
        </table:table-row>
        <table:table-row table:style-name="ro1">
          <table:table-cell table:formula="of:=IF([$PART.G48]=&quot;&quot;;&quot;&quot;;[$PART.G48])">
            <text:p/>
          </table:table-cell>
        </table:table-row>
        <table:table-row table:style-name="ro1">
          <table:table-cell table:formula="of:=IF([$PART.G49]=&quot;&quot;;&quot;&quot;;[$PART.G49])">
            <text:p/>
          </table:table-cell>
        </table:table-row>
        <table:table-row table:style-name="ro1">
          <table:table-cell table:formula="of:=IF([$PART.G50]=&quot;&quot;;&quot;&quot;;[$PART.G50])">
            <text:p/>
          </table:table-cell>
        </table:table-row>
        <table:table-row table:style-name="ro1">
          <table:table-cell table:formula="of:=IF([$PART.G51]=&quot;&quot;;&quot;&quot;;[$PART.G51])">
            <text:p/>
          </table:table-cell>
        </table:table-row>
        <table:table-row table:style-name="ro1">
          <table:table-cell table:formula="of:=IF([$PART.G52]=&quot;&quot;;&quot;&quot;;[$PART.G52])">
            <text:p/>
          </table:table-cell>
        </table:table-row>
        <table:table-row table:style-name="ro1">
          <table:table-cell table:formula="of:=IF([$PART.G53]=&quot;&quot;;&quot;&quot;;[$PART.G53])">
            <text:p/>
          </table:table-cell>
        </table:table-row>
        <table:table-row table:style-name="ro1">
          <table:table-cell table:formula="of:=IF([$PART.G54]=&quot;&quot;;&quot;&quot;;[$PART.G54])">
            <text:p/>
          </table:table-cell>
        </table:table-row>
        <table:table-row table:style-name="ro1">
          <table:table-cell table:formula="of:=IF([$PART.G55]=&quot;&quot;;&quot;&quot;;[$PART.G55])">
            <text:p/>
          </table:table-cell>
        </table:table-row>
        <table:table-row table:style-name="ro1">
          <table:table-cell table:formula="of:=IF([$PART.G56]=&quot;&quot;;&quot;&quot;;[$PART.G56])">
            <text:p/>
          </table:table-cell>
        </table:table-row>
        <table:table-row table:style-name="ro1">
          <table:table-cell table:formula="of:=IF([$PART.G57]=&quot;&quot;;&quot;&quot;;[$PART.G57])">
            <text:p/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XV = {" calcext:value-type="string">
            <text:p>formatMvtIIVoiceXV = {</text:p>
          </table:table-cell>
        </table:table-row>
        <table:table-row table:style-name="ro1">
          <table:table-cell table:formula="of:=IF([$PART.G108]=&quot;&quot;;&quot;&quot;;[$PART.G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>
            <text:p/>
          </table:table-cell>
        </table:table-row>
        <table:table-row table:style-name="ro1">
          <table:table-cell table:formula="of:=IF([$PART.G111]=&quot;&quot;;&quot;&quot;;[$PART.G111])">
            <text:p/>
          </table:table-cell>
        </table:table-row>
        <table:table-row table:style-name="ro1">
          <table:table-cell table:formula="of:=IF([$PART.G112]=&quot;&quot;;&quot;&quot;;[$PART.G112])">
            <text:p/>
          </table:table-cell>
        </table:table-row>
        <table:table-row table:style-name="ro1">
          <table:table-cell table:formula="of:=IF([$PART.G113]=&quot;&quot;;&quot;&quot;;[$PART.G113])">
            <text:p/>
          </table:table-cell>
        </table:table-row>
        <table:table-row table:style-name="ro1">
          <table:table-cell table:formula="of:=IF([$PART.G114]=&quot;&quot;;&quot;&quot;;[$PART.G114])">
            <text:p/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XV = {" calcext:value-type="string">
            <text:p>formatMvtIIIVoiceX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32 \break" calcext:value-type="string">
            <text:p>s2*32 \break</text:p>
          </table:table-cell>
        </table:table-row>
        <table:table-row table:style-name="ro1">
          <table:table-cell table:formula="of:=IF([$PART.G198]=&quot;&quot;;&quot;&quot;;[$PART.G198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199]=&quot;&quot;;&quot;&quot;;[$PART.G199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00]=&quot;&quot;;&quot;&quot;;[$PART.G200])" office:value-type="string" office:string-value="s2*30 " calcext:value-type="string">
            <text:p>s2*30 </text:p>
          </table:table-cell>
        </table:table-row>
        <table:table-row table:style-name="ro1">
          <table:table-cell table:formula="of:=IF([$PART.G201]=&quot;&quot;;&quot;&quot;;[$PART.G201])" office:value-type="string" office:string-value=" \pageBreak" calcext:value-type="string">
            <text:p><text:s/>\pageBreak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5]=&quot;&quot;;&quot;&quot;;[$PART.G205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6]=&quot;&quot;;&quot;&quot;;[$PART.G206])" office:value-type="string" office:string-value="s2*65 \break" calcext:value-type="string">
            <text:p>s2*65 \break</text:p>
          </table:table-cell>
        </table:table-row>
        <table:table-row table:style-name="ro1">
          <table:table-cell table:formula="of:=IF([$PART.G207]=&quot;&quot;;&quot;&quot;;[$PART.G207])" office:value-type="string" office:string-value="s2*25 \break" calcext:value-type="string">
            <text:p>s2*25 \break</text:p>
          </table:table-cell>
        </table:table-row>
        <table:table-row table:style-name="ro1">
          <table:table-cell table:formula="of:=IF([$PART.G208]=&quot;&quot;;&quot;&quot;;[$PART.G208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9]=&quot;&quot;;&quot;&quot;;[$PART.G209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0]=&quot;&quot;;&quot;&quot;;[$PART.G210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11]=&quot;&quot;;&quot;&quot;;[$PART.G211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2]=&quot;&quot;;&quot;&quot;;[$PART.G212])" office:value-type="string" office:string-value="s2*23 " calcext:value-type="string">
            <text:p>s2*23 </text:p>
          </table:table-cell>
        </table:table-row>
        <table:table-row table:style-name="ro1">
          <table:table-cell table:formula="of:=IF([$PART.G213]=&quot;&quot;;&quot;&quot;;[$PART.G213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14]=&quot;&quot;;&quot;&quot;;[$PART.G214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15]=&quot;&quot;;&quot;&quot;;[$PART.G215])" office:value-type="string" office:string-value="s2*4 \break" calcext:value-type="string">
            <text:p>s2*4 \break</text:p>
          </table:table-cell>
        </table:table-row>
        <table:table-row table:style-name="ro1">
          <table:table-cell table:formula="of:=IF([$PART.G216]=&quot;&quot;;&quot;&quot;;[$PART.G216])" office:value-type="string" office:string-value="s2*33 \break" calcext:value-type="string">
            <text:p>s2*33 \break</text:p>
          </table:table-cell>
        </table:table-row>
        <table:table-row table:style-name="ro1">
          <table:table-cell table:formula="of:=IF([$PART.G217]=&quot;&quot;;&quot;&quot;;[$PART.G217])" office:value-type="string" office:string-value="s2*11 " calcext:value-type="string">
            <text:p>s2*11 </text:p>
          </table:table-cell>
        </table:table-row>
        <table:table-row table:style-name="ro1">
          <table:table-cell table:formula="of:=IF([$PART.G218]=&quot;&quot;;&quot;&quot;;[$PART.G218])">
            <text:p/>
          </table:table-cell>
        </table:table-row>
        <table:table-row table:style-name="ro1">
          <table:table-cell table:formula="of:=IF([$PART.G219]=&quot;&quot;;&quot;&quot;;[$PART.G219])">
            <text:p/>
          </table:table-cell>
        </table:table-row>
        <table:table-row table:style-name="ro1">
          <table:table-cell table:formula="of:=IF([$PART.G220]=&quot;&quot;;&quot;&quot;;[$PART.G220])">
            <text:p/>
          </table:table-cell>
        </table:table-row>
        <table:table-row table:style-name="ro1">
          <table:table-cell table:formula="of:=IF([$PART.G221]=&quot;&quot;;&quot;&quot;;[$PART.G221])">
            <text:p/>
          </table:table-cell>
        </table:table-row>
        <table:table-row table:style-name="ro1">
          <table:table-cell table:formula="of:=IF([$PART.G222]=&quot;&quot;;&quot;&quot;;[$PART.G222])">
            <text:p/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7:25:47.244162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0-30T17:34:07.780370603</dc:date>
    <meta:editing-duration>P1DT4H19M49S</meta:editing-duration>
    <meta:editing-cycles>193</meta:editing-cycles>
    <meta:generator>LibreOffice/6.3.2.2$Linux_X86_64 LibreOffice_project/30$Build-2</meta:generator>
    <meta:document-statistic meta:table-count="2" meta:cell-count="460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